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563c" officeooo:paragraph-rsid="001b563c" style:font-size-asian="18pt" style:font-size-complex="18pt"/>
    </style:style>
    <style:style style:name="P2" style:family="paragraph" style:parent-style-name="Standard">
      <style:text-properties fo:font-size="18pt" officeooo:rsid="001b563c" officeooo:paragraph-rsid="001dbaa1" style:font-size-asian="18pt" style:font-size-complex="18pt"/>
    </style:style>
    <style:style style:name="P3" style:family="paragraph" style:parent-style-name="Standard">
      <style:text-properties fo:font-size="18pt" officeooo:rsid="001b563c" officeooo:paragraph-rsid="0025e69a" style:font-size-asian="18pt" style:font-size-complex="18pt"/>
    </style:style>
    <style:style style:name="P4" style:family="paragraph" style:parent-style-name="Standard">
      <style:text-properties fo:font-size="18pt" officeooo:rsid="001b563c" officeooo:paragraph-rsid="0029c08c" style:font-size-asian="18pt" style:font-size-complex="18pt"/>
    </style:style>
    <style:style style:name="P5" style:family="paragraph" style:parent-style-name="Standard">
      <style:text-properties fo:font-size="18pt" officeooo:rsid="001bb8bf" officeooo:paragraph-rsid="001bb8bf" style:font-size-asian="18pt" style:font-size-complex="18pt"/>
    </style:style>
    <style:style style:name="P6" style:family="paragraph" style:parent-style-name="Standard">
      <style:text-properties fo:font-size="18pt" officeooo:rsid="001c96a2" officeooo:paragraph-rsid="001c96a2" style:font-size-asian="18pt" style:font-size-complex="18pt"/>
    </style:style>
    <style:style style:name="P7" style:family="paragraph" style:parent-style-name="Standard">
      <style:text-properties fo:font-size="18pt" officeooo:rsid="001dbaa1" officeooo:paragraph-rsid="001dbaa1" style:font-size-asian="18pt" style:font-size-complex="18pt"/>
    </style:style>
    <style:style style:name="P8" style:family="paragraph" style:parent-style-name="Standard">
      <style:text-properties fo:font-size="18pt" officeooo:rsid="0025e69a" officeooo:paragraph-rsid="0025e69a" style:font-size-asian="18pt" style:font-size-complex="18pt"/>
    </style:style>
    <style:style style:name="P9" style:family="paragraph" style:parent-style-name="Standard">
      <style:text-properties fo:font-size="18pt" officeooo:rsid="0025e69a" officeooo:paragraph-rsid="0026fa7d" style:font-size-asian="18pt" style:font-size-complex="18pt"/>
    </style:style>
    <style:style style:name="P10" style:family="paragraph" style:parent-style-name="Standard">
      <style:text-properties fo:font-size="18pt" officeooo:rsid="0029c08c" officeooo:paragraph-rsid="0029c08c" style:font-size-asian="18pt" style:font-size-complex="18pt"/>
    </style:style>
    <style:style style:name="P11" style:family="paragraph" style:parent-style-name="Standard">
      <style:text-properties fo:font-size="20pt" fo:font-weight="bold" officeooo:rsid="001c96a2" officeooo:paragraph-rsid="001c96a2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paragraph-rsid="001f4423"/>
    </style:style>
    <style:style style:name="P13" style:family="paragraph" style:parent-style-name="Standard">
      <style:paragraph-properties fo:break-before="page"/>
      <style:text-properties fo:font-size="18pt" officeooo:rsid="001b563c" officeooo:paragraph-rsid="001b563c" style:font-size-asian="18pt" style:font-size-complex="18pt"/>
    </style:style>
    <style:style style:name="P14" style:family="paragraph" style:parent-style-name="Heading_20_3">
      <style:text-properties fo:font-variant="normal" fo:text-transform="none" fo:color="#333333" style:font-name="Helvetica Neue" fo:font-size="18pt" fo:letter-spacing="normal" fo:font-style="normal" fo:font-weight="normal" officeooo:rsid="001b563c" officeooo:paragraph-rsid="001b563c" style:font-size-asian="18pt" style:font-size-complex="18pt"/>
    </style:style>
    <style:style style:name="P15" style:family="paragraph" style:parent-style-name="Standard">
      <style:text-properties fo:font-size="18pt" officeooo:rsid="001b563c" officeooo:paragraph-rsid="001b563c" style:font-size-asian="18pt" style:font-size-complex="18pt"/>
    </style:style>
    <style:style style:name="P16" style:family="paragraph" style:parent-style-name="Standard">
      <style:text-properties fo:font-size="18pt" officeooo:rsid="00311bc4" officeooo:paragraph-rsid="00311bc4" style:font-size-asian="18pt" style:font-size-complex="18pt"/>
    </style:style>
    <style:style style:name="P17" style:family="paragraph" style:parent-style-name="Standard">
      <style:text-properties fo:font-size="18pt" fo:font-style="italic" officeooo:rsid="0033b488" officeooo:paragraph-rsid="0033b488" style:font-size-asian="18pt" style:font-style-asian="italic" style:font-size-complex="18pt" style:font-style-complex="italic"/>
    </style:style>
    <style:style style:name="P18" style:family="paragraph" style:parent-style-name="Standard">
      <style:text-properties officeooo:paragraph-rsid="00309174"/>
    </style:style>
    <style:style style:name="P19" style:family="paragraph" style:parent-style-name="Standard">
      <style:text-properties officeooo:paragraph-rsid="00311bc4"/>
    </style:style>
    <style:style style:name="P20" style:family="paragraph" style:parent-style-name="Standard">
      <style:text-properties officeooo:paragraph-rsid="0027b4ff"/>
    </style:style>
    <style:style style:name="P21" style:family="paragraph" style:parent-style-name="Standard">
      <style:text-properties officeooo:rsid="00311bc4" officeooo:paragraph-rsid="00311bc4"/>
    </style:style>
    <style:style style:name="P22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3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 officeooo:rsid="002e6362" officeooo:paragraph-rsid="002e6362"/>
    </style:style>
    <style:style style:name="T1" style:family="text">
      <style:text-properties officeooo:rsid="001bb8bf"/>
    </style:style>
    <style:style style:name="T2" style:family="text">
      <style:text-properties officeooo:rsid="00234cd5"/>
    </style:style>
    <style:style style:name="T3" style:family="text">
      <style:text-properties officeooo:rsid="0025e69a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f4423" style:font-size-asian="18pt" style:font-size-complex="18pt"/>
    </style:style>
    <style:style style:name="T6" style:family="text">
      <style:text-properties fo:font-size="18pt" officeooo:rsid="0026fa7d" style:font-size-asian="18pt" style:font-size-complex="18pt"/>
    </style:style>
    <style:style style:name="T7" style:family="text">
      <style:text-properties fo:font-size="18pt" officeooo:rsid="0027b4ff" style:font-size-asian="18pt" style:font-size-complex="18pt"/>
    </style:style>
    <style:style style:name="T8" style:family="text">
      <style:text-properties fo:font-size="18pt" officeooo:rsid="0027f4a4" style:font-size-asian="18pt" style:font-size-complex="18pt"/>
    </style:style>
    <style:style style:name="T9" style:family="text">
      <style:text-properties fo:font-size="18pt" officeooo:rsid="00309174" style:font-size-asian="18pt" style:font-size-complex="18pt"/>
    </style:style>
    <style:style style:name="T10" style:family="text">
      <style:text-properties fo:font-size="18pt" officeooo:rsid="00311bc4" style:font-size-asian="18pt" style:font-size-complex="18pt"/>
    </style:style>
    <style:style style:name="T11" style:family="text">
      <style:text-properties fo:font-size="18pt" officeooo:rsid="0035085d" style:font-size-asian="18pt" style:font-size-complex="18pt"/>
    </style:style>
    <style:style style:name="T12" style:family="text">
      <style:text-properties officeooo:rsid="00262704"/>
    </style:style>
    <style:style style:name="T13" style:family="text">
      <style:text-properties officeooo:rsid="0026fa7d"/>
    </style:style>
    <style:style style:name="T14" style:family="text">
      <style:text-properties officeooo:rsid="0029c08c"/>
    </style:style>
    <style:style style:name="T15" style:family="text">
      <style:text-properties officeooo:rsid="002a4d48"/>
    </style:style>
    <style:style style:name="T16" style:family="text">
      <style:text-properties officeooo:rsid="002be91c"/>
    </style:style>
    <style:style style:name="T17" style:family="text">
      <style:text-properties officeooo:rsid="002c638d"/>
    </style:style>
    <style:style style:name="T18" style:family="text">
      <style:text-properties officeooo:rsid="0031f2a8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COVID-19 </text:span>Data Analysis With Base R.</text:p>
      <text:p text:style-name="P1"/>
      <text:p text:style-name="P1"/>
      <text:h text:style-name="P14" text:outline-level="3">Disclaimer:</text:h>
      <text:list xml:id="list1725547067" text:style-name="L1">
        <text:list-item>
          <text:p text:style-name="P22">I am not employed in either the medical or data science fields.</text:p>
        </text:list-item>
        <text:list-item>
          <text:p text:style-name="P23">I am self taught. (YouTube, Google, and Slack)</text:p>
        </text:list-item>
      </text:list>
      <text:p text:style-name="P1"/>
      <text:p text:style-name="P4">What is B<text:span text:style-name="T2">ase</text:span> R?</text:p>
      <text:p text:style-name="P4">Base R is what you get when you install R(i.e. no additional libraries)</text:p>
      <text:p text:style-name="P4"/>
      <text:p text:style-name="P10">What is Rtools?</text:p>
      <text:p text:style-name="P10">R Tools is a collection of Unix text <text:span text:style-name="T15">processing</text:span> tools (i.e. gawk, grep, <text:span text:style-name="T16">etc</text:span>). It is also need to compile libraries/package from source.</text:p>
      <text:p text:style-name="P10"/>
      <text:p text:style-name="P1">T<text:span text:style-name="T14">hree</text:span> (<text:span text:style-name="T1">3</text:span>) Reason to use R:</text:p>
      <text:p text:style-name="P1">1. Like me you not a programmer</text:p>
      <text:p text:style-name="P1">2. You are a programmer, and just want add another “feather to you cap”.</text:p>
      <text:p text:style-name="P5"><text:span text:style-name="T14">3</text:span>. You have a project do Friday and it’s Wednesday evening….</text:p>
      <text:p text:style-name="P1"/>
      <text:p text:style-name="P1"/>
      <text:p text:style-name="P1"/>
      <text:p text:style-name="P13"/>
      <text:p text:style-name="P1"/>
      <text:p text:style-name="P11">What you need to do before the next video:</text:p>
      <text:p text:style-name="P6"/>
      <text:p text:style-name="P6"><text:span text:style-name="T12">1. </text:span>Windows:</text:p>
      <text:p text:style-name="P6"><text:span text:style-name="T12">(a)</text:span>. Install R </text:p>
      <text:p text:style-name="P6"><text:a xlink:type="simple" xlink:href="https://cloud.r-project.org/" text:style-name="Internet_20_link" text:visited-style-name="Visited_20_Internet_20_Link">https://cloud.r-project.org/</text:a> </text:p>
      <text:p text:style-name="P6"/>
      <text:p text:style-name="P6"><text:span text:style-name="T12">(b) </text:span><text:s/>Install Rtools40</text:p>
      <text:p text:style-name="P6"><text:a xlink:type="simple" xlink:href="https://cran.r-project.org/bin/windows/Rtools/" text:style-name="Internet_20_link" text:visited-style-name="Visited_20_Internet_20_Link">https://cran.r-project.org/bin/windows/Rtools/</text:a> </text:p>
      <text:p text:style-name="P6">Note: Rtools40 HAS TO BE installed in <text:a xlink:type="simple" xlink:href="file:///c:/rtools40" text:style-name="Internet_20_link" text:visited-style-name="Visited_20_Internet_20_Link">c:\rtools40</text:a></text:p>
      <text:p text:style-name="P6"/>
      <text:p text:style-name="P6"><text:span text:style-name="T12">(c)</text:span>. Install RStudio</text:p>
      <text:p text:style-name="P1"><text:a xlink:type="simple" xlink:href="https://rstudio.com/products/rstudio/" text:style-name="Internet_20_link" text:visited-style-name="Visited_20_Internet_20_Link">https://rstudio.com/products/rstudio/</text:a> </text:p>
      <text:p text:style-name="P1"/>
      <text:p text:style-name="P8"><text:span text:style-name="T12">(d)</text:span> Install Git</text:p>
      <text:p text:style-name="P3"><text:span text:style-name="T3"><text:tab/></text:span><text:a xlink:type="simple" xlink:href="https://git-scm.com/download/win" text:style-name="Internet_20_link" text:visited-style-name="Visited_20_Internet_20_Link">https://git-scm.com/download/win</text:a> </text:p>
      <text:p text:style-name="P3"><text:tab/><text:span text:style-name="T12">Note: You may need to add the git path to you “env” or path <text:tab/>statements</text:span></text:p>
      <text:p text:style-name="P1"/>
      <text:p text:style-name="P7"><text:span text:style-name="T13">2. </text:span>Unix/Linux/MacOS:</text:p>
      <text:p text:style-name="P7"><text:span text:style-name="T13"><text:tab/>(a)</text:span> Install R sometimes R-base</text:p>
      <text:p text:style-name="P7"><text:tab/><text:a xlink:type="simple" xlink:href="https://cloud.r-project.org/" text:style-name="Internet_20_link" text:visited-style-name="Visited_20_Internet_20_Link">https://cloud.r-project.org/</text:a> </text:p>
      <text:p text:style-name="P7"/>
      <text:p text:style-name="P7"><text:span text:style-name="T13"><text:tab/>(a)</text:span> Install Rstudio</text:p>
      <text:p text:style-name="P2"><text:tab/><text:a xlink:type="simple" xlink:href="https://rstudio.com/products/rstudio/" text:style-name="Internet_20_link" text:visited-style-name="Visited_20_Internet_20_Link">https://rstudio.com/products/rstudio/</text:a> </text:p>
      <text:p text:style-name="P2"/>
      <text:p text:style-name="P9"><text:span text:style-name="T13"><text:tab/>(c)</text:span> Install Git</text:p>
      <text:p text:style-name="P9"><text:tab/>something like this: apt install git</text:p>
      <text:p text:style-name="P2"/>
      <text:p text:style-name="P12"><text:span text:style-name="T6"><text:tab/>(c)</text:span><text:span text:style-name="T5"> </text:span><text:span text:style-name="T7">Create new project in Rstudio using Git <text:s/></text:span><text:span text:style-name="T8">and NYTimes data: <text:s/><text:tab/><text:tab/></text:span><text:a xlink:type="simple" xlink:href="https://github.com/nytimes/covid-19-data" text:style-name="Internet_20_link" text:visited-style-name="Visited_20_Internet_20_Link">https://github.com/nytimes/covid-19-data</text:a> </text:p>
      <text:p text:style-name="P18"><text:soft-page-break/><text:span text:style-name="T5"><text:tab/></text:span><text:span text:style-name="T9">Inspirational </text:span><text:span text:style-name="T10">YouTube </text:span><text:span text:style-name="T9">Viewing </text:span></text:p>
      <text:p text:style-name="P18"><text:span text:style-name="T9"/></text:p>
      <text:p text:style-name="P19"><text:span text:style-name="T9">1. David Robinson</text:span></text:p>
      <text:p text:style-name="P19"><text:span text:style-name="T9"><text:s text:c="4"/><text:tab/></text:span><text:span text:style-name="T10">David’s main areas are data wrangling and data visualization (plotting). He also ha</text:span><text:span text:style-name="T11">s</text:span><text:span text:style-name="T10">weekly screen case (Tuesday 5:00 EDT/EST).</text:span><text:span text:style-name="T9"> </text:span><text:span text:style-name="T5"><text:tab/> </text:span></text:p>
      <text:p text:style-name="P20"><text:span text:style-name="T6"><text:s/></text:span><text:a xlink:type="simple" xlink:href="https://www.youtube.com/user/safe4democracy" text:style-name="Internet_20_link" text:visited-style-name="Visited_20_Internet_20_Link"><text:span text:style-name="T6">https://www.youtube.com/user/safe4democracy</text:span></text:a></text:p>
      <text:p text:style-name="P20"><text:span text:style-name="T6"/></text:p>
      <text:p text:style-name="P21"><text:span text:style-name="T6">2 </text:span><text:span text:style-name="T4">Julia Silge, Julia videos are mostly about <text:s/>data wrangling and modeling.</text:span></text:p>
      <text:p text:style-name="P21"><text:span text:style-name="T4">https://www.youtube.com/channel/UCTTBgWyJl2HrrhQOOc710kA</text:span></text:p>
      <text:p text:style-name="P21"><text:span text:style-name="T4"/></text:p>
      <text:p text:style-name="P16">3. Tech Know How, The guy who has this channel does <text:s/>a wide range of R and Statistical video. Acu<text:span text:style-name="T18">ally there will be some overlap between the R content on his channel and mine.</text:span></text:p>
      <text:p text:style-name="P16"><text:a xlink:type="simple" xlink:href="https://www.youtube.com/channel/UCwgcmcn_iifLGs_38JIF6kw" text:style-name="Internet_20_link" text:visited-style-name="Visited_20_Internet_20_Link">https://www.youtube.com/channel/UCwgcmcn_iifLGs_38JIF6kw</text:a></text:p>
      <text:p text:style-name="P16"/>
      <text:p text:style-name="P17">My suggestion is to subscribe these three channels. And don’t forget to “Like” any of the videos. 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16:45:03.588000000</meta:creation-date>
    <dc:date>2020-07-14T13:27:43.287000000</dc:date>
    <meta:editing-duration>PT1H26M45S</meta:editing-duration>
    <meta:editing-cycles>25</meta:editing-cycles>
    <meta:generator>LibreOffice/6.4.4.2$Windows_X86_64 LibreOffice_project/3d775be2011f3886db32dfd395a6a6d1ca2630ff</meta:generator>
    <meta:document-statistic meta:table-count="0" meta:image-count="0" meta:object-count="0" meta:page-count="3" meta:paragraph-count="41" meta:word-count="283" meta:character-count="1961" meta:non-whitespace-character-count="1684"/>
  </office:meta>
</office:document-meta>
</file>